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fd3e64020" style:family="table" style:master-page-name="ta-mp-0x7fafd3e64020">
      <style:table-properties table:display="true" style:writing-mode="lr-tb"/>
    </style:style>
    <style:style style:name="ta-0x7fafd3e64210" style:family="table" style:master-page-name="ta-mp-0x7fafd3e64210">
      <style:table-properties table:display="true" style:writing-mode="lr-tb"/>
    </style:style>
    <style:style style:name="ta-0x7fafd3e64400" style:family="table" style:master-page-name="ta-mp-0x7fafd3e64400">
      <style:table-properties table:display="true" style:writing-mode="lr-tb"/>
    </style:style>
    <style:style style:name="ta-0x7fafd3e645f0" style:family="table" style:master-page-name="ta-mp-0x7fafd3e645f0">
      <style:table-properties table:display="true" style:writing-mode="lr-tb"/>
    </style:style>
    <style:style style:name="ta-0x7fafd3e647e0" style:family="table" style:master-page-name="ta-mp-0x7fafd3e647e0">
      <style:table-properties table:display="true" style:writing-mode="lr-tb"/>
    </style:style>
    <style:style style:name="ta-0x7fafd3e649d0" style:family="table" style:master-page-name="ta-mp-0x7fafd3e64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fd3e6f02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6f8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6edd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3c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6ea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21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71a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afd3e6eb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23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702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afd3e700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724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5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2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7255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61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6fc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08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267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c1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6fa8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6f7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afd3e6fb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6f3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6f4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afd3e6f1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6ec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6f9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1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6ff2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6fe0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717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6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d0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99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3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711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afd3e6f5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6f2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719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afd3e6e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720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f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d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71e6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189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3e704f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e3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ab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86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0f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3e70b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afd3e707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3e727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464c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afd464c7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464c8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c9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ca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464cbd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ccf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464ce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cf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d07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d19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d3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464d5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afd464d2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d6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fd464d7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afd464d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464d9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da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dc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464dd2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de5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afd464df7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e0a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e1c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fd464e2f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9.50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320.25pt" style:use-optimal-column-width="true"/>
    </style:style>
    <style:style style:name="ACOL-6" style:family="table-column">
      <style:table-column-properties style:column-width="171.75pt" style:use-optimal-column-width="true"/>
    </style:style>
    <style:style style:name="ACOL-7" style:family="table-column">
      <style:table-column-properties style:column-width="141.00pt" style:use-optimal-column-width="true"/>
    </style:style>
    <style:style style:name="ACOL-8" style:family="table-column">
      <style:table-column-properties style:column-width="158.25pt" style:use-optimal-column-width="true"/>
    </style:style>
    <style:style style:name="ACOL-9" style:family="table-column">
      <style:table-column-properties style:column-width="187.50pt" style:use-optimal-column-width="true"/>
    </style:style>
    <style:style style:name="ACOL-10" style:family="table-column">
      <style:table-column-properties style:column-width="96.75pt" style:use-optimal-column-width="true"/>
    </style:style>
    <style:style style:name="ACOL-11" style:family="table-column">
      <style:table-column-properties style:column-width="48.75pt" style:use-optimal-column-width="true"/>
    </style:style>
    <style:style style:name="ACOL-12" style:family="table-column">
      <style:table-column-properties style:column-width="81.00pt" style:use-optimal-column-width="true"/>
    </style:style>
    <style:style style:name="ACOL-13" style:family="table-column">
      <style:table-column-properties style:column-width="120.75pt" style:use-optimal-column-width="true"/>
    </style:style>
    <style:style style:name="ACOL-14" style:family="table-column">
      <style:table-column-properties style:column-width="151.50pt" style:use-optimal-column-width="true"/>
    </style:style>
    <style:style style:name="ACOL-15" style:family="table-column">
      <style:table-column-properties style:column-width="54.00pt" style:use-optimal-column-width="true"/>
    </style:style>
    <style:style style:name="ACOL-16" style:family="table-column">
      <style:table-column-properties style:column-width="194.25pt" style:use-optimal-column-width="true"/>
    </style:style>
    <style:style style:name="ACOL-17" style:family="table-column">
      <style:table-column-properties style:column-width="67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afd3e64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afd3e6f02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afd3e6f83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afd3e6edd0" office:value-type="string">
            <text:p>applyAllLinkForcouponCode</text:p>
          </table:table-cell>
          <table:table-cell table:number-columns-repeated="127" table:style-name="Gnumeric-default"/>
        </table:table-row>
        <table:table-row table:style-name="AROW-2">
          <table:table-cell table:style-name="ACE-0x7fafd3e703c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afd3e64210" table:print="false">
        <office:forms form:automatic-focus="false" form:apply-design-mode="false">
          <form:form/>
        </office:forms>
        <table:table-column table:default-cell-style-name="ACE-0x7fafd3e6eb80" table:style-name="ACOL-3"/>
        <table:table-column table:default-cell-style-name="ACE-0x7fafd3e6eb80" table:style-name="ACOL-4" table:number-columns-repeated="2"/>
        <table:table-column table:default-cell-style-name="ACE-0x7fafd3e6eb80" table:style-name="ACOL-5"/>
        <table:table-column table:default-cell-style-name="ACE-0x7fafd3e6eb80" table:style-name="ACOL-6"/>
        <table:table-column table:default-cell-style-name="ACE-0x7fafd3e6eb80" table:style-name="ACOL-7"/>
        <table:table-column table:default-cell-style-name="ACE-0x7fafd3e6eb80" table:style-name="ACOL-8"/>
        <table:table-column table:default-cell-style-name="ACE-0x7fafd3e6eb80" table:style-name="ACOL-9"/>
        <table:table-column table:default-cell-style-name="ACE-0x7fafd3e6eb80" table:style-name="ACOL-10" table:number-columns-repeated="2"/>
        <table:table-column table:default-cell-style-name="ACE-0x7fafd3e6fcd8" table:style-name="ACOL-11"/>
        <table:table-column table:default-cell-style-name="ACE-0x7fafd3e6fcd8" table:style-name="ACOL-12"/>
        <table:table-column table:default-cell-style-name="ACE-0x7fafd3e6eb80" table:style-name="ACOL-13"/>
        <table:table-column table:default-cell-style-name="ACE-0x7fafd3e6eb80" table:style-name="ACOL-14"/>
        <table:table-column table:default-cell-style-name="ACE-0x7fafd3e6eb80" table:style-name="ACOL-15"/>
        <table:table-column table:default-cell-style-name="ACE-0x7fafd3e6eb80" table:style-name="ACOL-16"/>
        <table:table-column table:default-cell-style-name="ACE-0x7fafd3e6fcd8" table:style-name="ACOL-17"/>
        <table:table-column table:default-cell-style-name="ACE-0x7fafd3e6eb80" table:style-name="ACOL-0" table:number-columns-repeated="111"/>
        <table:table-row table:style-name="AROW-2">
          <table:table-cell table:style-name="ACE-0x7fafd3e721d8" office:value-type="string">
            <text:p>User Name</text:p>
          </table:table-cell>
          <table:table-cell table:style-name="ACE-0x7fafd3e72300" office:value-type="string">
            <text:p>Password</text:p>
          </table:table-cell>
          <table:table-cell table:style-name="ACE-0x7fafd3e72428" office:value-type="string">
            <text:p>MenuProductName</text:p>
          </table:table-cell>
          <table:table-cell table:style-name="ACE-0x7fafd3e72428" office:value-type="string">
            <text:p>Product List1</text:p>
          </table:table-cell>
          <table:table-cell table:style-name="ACE-0x7fafd3e72428" office:value-type="string">
            <text:p>Product List2</text:p>
          </table:table-cell>
          <table:table-cell table:style-name="ACE-0x7fafd3e72428" office:value-type="string">
            <text:p>SearchProduct1</text:p>
          </table:table-cell>
          <table:table-cell table:style-name="ACE-0x7fafd3e72428" office:value-type="string">
            <text:p>SearchProduct2</text:p>
          </table:table-cell>
          <table:table-cell table:style-name="ACE-0x7fafd3e72428" office:value-type="string">
            <text:p>Email_Address</text:p>
          </table:table-cell>
          <table:table-cell table:style-name="ACE-0x7fafd3e72428" office:value-type="string">
            <text:p>First_Name</text:p>
          </table:table-cell>
          <table:table-cell table:style-name="ACE-0x7fafd3e72428" office:value-type="string">
            <text:p>Last_Name</text:p>
          </table:table-cell>
          <table:table-cell table:style-name="ACE-0x7fafd3e72550" office:value-type="string">
            <text:p>Pin_Code</text:p>
          </table:table-cell>
          <table:table-cell table:style-name="ACE-0x7fafd3e72550" office:value-type="string">
            <text:p>Mobile_Number</text:p>
          </table:table-cell>
          <table:table-cell table:style-name="ACE-0x7fafd3e72428" office:value-type="string">
            <text:p>Address</text:p>
          </table:table-cell>
          <table:table-cell table:style-name="ACE-0x7fafd3e72428" office:value-type="string">
            <text:p>Address_2</text:p>
          </table:table-cell>
          <table:table-cell table:style-name="ACE-0x7fafd3e72428" office:value-type="string">
            <text:p>City</text:p>
          </table:table-cell>
          <table:table-cell table:style-name="ACE-0x7fafd3e72428" office:value-type="string">
            <text:p>SearchTextName</text:p>
          </table:table-cell>
          <table:table-cell table:style-name="ACE-0x7fafd3e72678" office:value-type="string">
            <text:p>prodQuantity</text:p>
          </table:table-cell>
          <table:table-cell table:number-columns-repeated="111" table:style-name="ACE-0x7fafd3e6eb80"/>
        </table:table-row>
        <table:table-row table:style-name="AROW-2">
          <table:table-cell table:style-name="ACE-0x7fafd3e71ae8" office:value-type="string">
            <text:p>testapiuser@shopclues.com</text:p>
          </table:table-cell>
          <table:table-cell table:style-name="ACE-0x7fafd3e71520" office:value-type="string">
            <text:p>e10adc3949ba59abbe56e057f20f883e</text:p>
          </table:table-cell>
          <table:table-cell table:style-name="ACE-0x7fafd3e71520" office:value-type="string">
            <text:p>Shop By Category</text:p>
          </table:table-cell>
          <table:table-cell table:style-name="ACE-0x7fafd3e71520" office:value-type="string">
            <text:p>Shop By Category##Computers##Storage Devices##Pen Drive</text:p>
          </table:table-cell>
          <table:table-cell table:style-name="ACE-0x7fafd3e71520" office:value-type="string">
            <text:p>Shop By Category##Computers##Storage Devices##Pen Drive</text:p>
          </table:table-cell>
          <table:table-cell table:style-name="ACE-0x7fafd3e71520" office:value-type="string">
            <text:p>Sandisk Cruzer Switch 16GB</text:p>
          </table:table-cell>
          <table:table-cell table:style-name="ACE-0x7fafd3e71520" office:value-type="string">
            <text:p>Sandisk Cruzer Switch 16GB</text:p>
          </table:table-cell>
          <table:table-cell table:style-name="ACE-0x7fafd3e71520" office:value-type="string">
            <text:p>keshav.kashyap@crestechglobal.com</text:p>
          </table:table-cell>
          <table:table-cell table:style-name="ACE-0x7fafd3e71520" office:value-type="string">
            <text:p>Keshav</text:p>
          </table:table-cell>
          <table:table-cell table:style-name="ACE-0x7fafd3e712d0" office:value-type="string">
            <text:p>Kashyap</text:p>
          </table:table-cell>
          <table:table-cell table:style-name="ACE-0x7fafd3e70618" office:value-type="float" office:value="110058">
            <text:p>110058</text:p>
          </table:table-cell>
          <table:table-cell table:style-name="ACE-0x7fafd3e71080" office:value-type="float" office:value="8860357238">
            <text:p>8860357238</text:p>
          </table:table-cell>
          <table:table-cell table:style-name="ACE-0x7fafd3e71520" office:value-type="string">
            <text:p>WB-143 (C), Shakarpur, </text:p>
          </table:table-cell>
          <table:table-cell table:style-name="ACE-0x7fafd3e71520" office:value-type="string">
            <text:p>Near Laxmi Nagar , New Delhi</text:p>
          </table:table-cell>
          <table:table-cell table:style-name="ACE-0x7fafd3e71520" office:value-type="string">
            <text:p>New Delhi</text:p>
          </table:table-cell>
          <table:table-cell table:style-name="ACE-0x7fafd3e71520" office:value-type="string">
            <text:p>Sandisk Cruzer Switch 16GB 4PIC PACK</text:p>
          </table:table-cell>
          <table:table-cell table:style-name="ACE-0x7fafd3e71c10" office:value-type="float" office:value="3">
            <text:p>3</text:p>
          </table:table-cell>
          <table:table-cell table:number-columns-repeated="2" table:style-name="ACE-0x7fafd3e70050"/>
          <table:table-cell table:number-columns-repeated="109" table:style-name="ACE-0x7fafd3e6eb80"/>
        </table:table-row>
        <table:table-row table:style-name="AROW-4">
          <table:table-cell table:number-columns-repeated="4" table:style-name="ACE-0x7fafd3e6eb80"/>
          <table:table-cell table:style-name="ACE-0x7fafd3e702a0"/>
          <table:table-cell table:number-columns-repeated="5" table:style-name="ACE-0x7fafd3e6eb80"/>
          <table:table-cell table:number-columns-repeated="2" table:style-name="ACE-0x7fafd3e6fcd8"/>
          <table:table-cell table:number-columns-repeated="4" table:style-name="ACE-0x7fafd3e6eb80"/>
          <table:table-cell table:style-name="ACE-0x7fafd3e6fcd8"/>
          <table:table-cell table:number-columns-repeated="111" table:style-name="ACE-0x7fafd3e6eb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15">
          <gnm:selection gnm:start-col="0" gnm:start-row="15" gnm:end-col="0" gnm:end-row="15"/>
        </gnm:selections>
      </table:table>
      <table:table table:name="MQA2_TestData" table:style-name="ta-0x7fafd3e64400" table:print="false">
        <office:forms form:automatic-focus="false" form:apply-design-mode="false">
          <form:form/>
        </office:forms>
        <table:table-column table:default-cell-style-name="ACE-0x7fafd3e6fbb0" table:style-name="ACOL-3"/>
        <table:table-column table:default-cell-style-name="ACE-0x7fafd3e6fbb0" table:style-name="ACOL-4" table:number-columns-repeated="2"/>
        <table:table-column table:default-cell-style-name="ACE-0x7fafd3e6fbb0" table:style-name="ACOL-5"/>
        <table:table-column table:default-cell-style-name="ACE-0x7fafd3e6fbb0" table:style-name="ACOL-6"/>
        <table:table-column table:default-cell-style-name="ACE-0x7fafd3e6fbb0" table:style-name="ACOL-7"/>
        <table:table-column table:default-cell-style-name="ACE-0x7fafd3e6fbb0" table:style-name="ACOL-8"/>
        <table:table-column table:default-cell-style-name="ACE-0x7fafd3e6fbb0" table:style-name="ACOL-9"/>
        <table:table-column table:default-cell-style-name="ACE-0x7fafd3e6fbb0" table:style-name="ACOL-10" table:number-columns-repeated="2"/>
        <table:table-column table:default-cell-style-name="ACE-0x7fafd3e71770" table:style-name="ACOL-11"/>
        <table:table-column table:default-cell-style-name="ACE-0x7fafd3e71770" table:style-name="ACOL-12"/>
        <table:table-column table:default-cell-style-name="ACE-0x7fafd3e6fbb0" table:style-name="ACOL-13"/>
        <table:table-column table:default-cell-style-name="ACE-0x7fafd3e6fbb0" table:style-name="ACOL-14"/>
        <table:table-column table:default-cell-style-name="ACE-0x7fafd3e6fbb0" table:style-name="ACOL-15"/>
        <table:table-column table:default-cell-style-name="ACE-0x7fafd3e6fbb0" table:style-name="ACOL-16"/>
        <table:table-column table:default-cell-style-name="ACE-0x7fafd3e71770" table:style-name="ACOL-17"/>
        <table:table-column table:default-cell-style-name="ACE-0x7fafd3e6fbb0" table:style-name="ACOL-0" table:number-columns-repeated="111"/>
        <table:table-row table:style-name="AROW-2">
          <table:table-cell table:style-name="ACE-0x7fafd3e6fa88" office:value-type="string">
            <text:p>User Name</text:p>
          </table:table-cell>
          <table:table-cell table:style-name="ACE-0x7fafd3e6f398" office:value-type="string">
            <text:p>Password</text:p>
          </table:table-cell>
          <table:table-cell table:style-name="ACE-0x7fafd3e6eca8" office:value-type="string">
            <text:p>MenuProductName</text:p>
          </table:table-cell>
          <table:table-cell table:style-name="ACE-0x7fafd3e6eca8" office:value-type="string">
            <text:p>Product List1</text:p>
          </table:table-cell>
          <table:table-cell table:style-name="ACE-0x7fafd3e6eca8" office:value-type="string">
            <text:p>Product List2</text:p>
          </table:table-cell>
          <table:table-cell table:style-name="ACE-0x7fafd3e6eca8" office:value-type="string">
            <text:p>SearchProduct1</text:p>
          </table:table-cell>
          <table:table-cell table:style-name="ACE-0x7fafd3e6eca8" office:value-type="string">
            <text:p>SearchProduct2</text:p>
          </table:table-cell>
          <table:table-cell table:style-name="ACE-0x7fafd3e6eca8" office:value-type="string">
            <text:p>Email_Address</text:p>
          </table:table-cell>
          <table:table-cell table:style-name="ACE-0x7fafd3e6eca8" office:value-type="string">
            <text:p>First_Name</text:p>
          </table:table-cell>
          <table:table-cell table:style-name="ACE-0x7fafd3e6eca8" office:value-type="string">
            <text:p>Last_Name</text:p>
          </table:table-cell>
          <table:table-cell table:style-name="ACE-0x7fafd3e6ff28" office:value-type="string">
            <text:p>Pin_Code</text:p>
          </table:table-cell>
          <table:table-cell table:style-name="ACE-0x7fafd3e6ff28" office:value-type="string">
            <text:p>Mobile_Number</text:p>
          </table:table-cell>
          <table:table-cell table:style-name="ACE-0x7fafd3e6eca8" office:value-type="string">
            <text:p>Address</text:p>
          </table:table-cell>
          <table:table-cell table:style-name="ACE-0x7fafd3e6eca8" office:value-type="string">
            <text:p>Address_2</text:p>
          </table:table-cell>
          <table:table-cell table:style-name="ACE-0x7fafd3e6eca8" office:value-type="string">
            <text:p>City</text:p>
          </table:table-cell>
          <table:table-cell table:style-name="ACE-0x7fafd3e6eca8" office:value-type="string">
            <text:p>SearchTextName</text:p>
          </table:table-cell>
          <table:table-cell table:style-name="ACE-0x7fafd3e70d08" office:value-type="string">
            <text:p>prodQuantity</text:p>
          </table:table-cell>
          <table:table-cell table:number-columns-repeated="111" table:style-name="ACE-0x7fafd3e6fbb0"/>
        </table:table-row>
        <table:table-row table:style-name="AROW-2">
          <table:table-cell table:style-name="ACE-0x7fafd3e6f710" office:value-type="string">
            <text:p>testapiuser@shopclues.com</text:p>
          </table:table-cell>
          <table:table-cell table:style-name="ACE-0x7fafd3e6f960" office:value-type="string">
            <text:p>e10adc3949ba59abbe56e057f20f883e</text:p>
          </table:table-cell>
          <table:table-cell table:style-name="ACE-0x7fafd3e6f960" office:value-type="string">
            <text:p>Shop By Category</text:p>
          </table:table-cell>
          <table:table-cell table:style-name="ACE-0x7fafd3e6f960" office:value-type="string">
            <text:p>Shop By Category##Computers##Storage Devices##Pen Drive</text:p>
          </table:table-cell>
          <table:table-cell table:style-name="ACE-0x7fafd3e6f960" office:value-type="string">
            <text:p>Shop By Category##Computers##Storage Devices##Pen Drive</text:p>
          </table:table-cell>
          <table:table-cell table:style-name="ACE-0x7fafd3e6f960" office:value-type="string">
            <text:p>Sandisk Cruzer Switch 16GB</text:p>
          </table:table-cell>
          <table:table-cell table:style-name="ACE-0x7fafd3e6f960" office:value-type="string">
            <text:p>Sandisk Cruzer Switch 16GB</text:p>
          </table:table-cell>
          <table:table-cell table:style-name="ACE-0x7fafd3e6f960" office:value-type="string">
            <text:p>keshav.kashyap@crestechglobal.com</text:p>
          </table:table-cell>
          <table:table-cell table:style-name="ACE-0x7fafd3e6f960" office:value-type="string">
            <text:p>Keshav</text:p>
          </table:table-cell>
          <table:table-cell table:style-name="ACE-0x7fafd3e70178" office:value-type="string">
            <text:p>Kashyap</text:p>
          </table:table-cell>
          <table:table-cell table:style-name="ACE-0x7fafd3e6fe00" office:value-type="float" office:value="110058">
            <text:p>110058</text:p>
          </table:table-cell>
          <table:table-cell table:style-name="ACE-0x7fafd3e71648" office:value-type="float" office:value="8860357238">
            <text:p>8860357238</text:p>
          </table:table-cell>
          <table:table-cell table:style-name="ACE-0x7fafd3e6f960" office:value-type="string">
            <text:p>WB-143 (C), Shakarpur, </text:p>
          </table:table-cell>
          <table:table-cell table:style-name="ACE-0x7fafd3e6f960" office:value-type="string">
            <text:p>Near Laxmi Nagar , New Delhi</text:p>
          </table:table-cell>
          <table:table-cell table:style-name="ACE-0x7fafd3e6f960" office:value-type="string">
            <text:p>New Delhi</text:p>
          </table:table-cell>
          <table:table-cell table:style-name="ACE-0x7fafd3e6f960" office:value-type="string">
            <text:p>Sandisk Cruzer Switch 16GB 4PIC PACK</text:p>
          </table:table-cell>
          <table:table-cell table:style-name="ACE-0x7fafd3e70990" office:value-type="float" office:value="3">
            <text:p>3</text:p>
          </table:table-cell>
          <table:table-cell table:number-columns-repeated="2" table:style-name="ACE-0x7fafd3e6f148"/>
          <table:table-cell table:number-columns-repeated="109" table:style-name="ACE-0x7fafd3e6fbb0"/>
        </table:table-row>
        <table:table-row table:style-name="AROW-4">
          <table:table-cell table:number-columns-repeated="4" table:style-name="ACE-0x7fafd3e6fbb0"/>
          <table:table-cell table:style-name="ACE-0x7fafd3e6f4c0"/>
          <table:table-cell table:number-columns-repeated="5" table:style-name="ACE-0x7fafd3e6fbb0"/>
          <table:table-cell table:number-columns-repeated="2" table:style-name="ACE-0x7fafd3e71770"/>
          <table:table-cell table:number-columns-repeated="4" table:style-name="ACE-0x7fafd3e6fbb0"/>
          <table:table-cell table:style-name="ACE-0x7fafd3e71770"/>
          <table:table-cell table:number-columns-repeated="111" table:style-name="ACE-0x7fafd3e6fbb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afd3e645f0" table:print="false">
        <office:forms form:automatic-focus="false" form:apply-design-mode="false">
          <form:form/>
        </office:forms>
        <table:table-column table:default-cell-style-name="ACE-0x7fafd3e6f5e8" table:style-name="ACOL-3"/>
        <table:table-column table:default-cell-style-name="ACE-0x7fafd3e6f5e8" table:style-name="ACOL-4" table:number-columns-repeated="2"/>
        <table:table-column table:default-cell-style-name="ACE-0x7fafd3e6f5e8" table:style-name="ACOL-5"/>
        <table:table-column table:default-cell-style-name="ACE-0x7fafd3e6f5e8" table:style-name="ACOL-6"/>
        <table:table-column table:default-cell-style-name="ACE-0x7fafd3e6f5e8" table:style-name="ACOL-7"/>
        <table:table-column table:default-cell-style-name="ACE-0x7fafd3e6f5e8" table:style-name="ACOL-8"/>
        <table:table-column table:default-cell-style-name="ACE-0x7fafd3e6f5e8" table:style-name="ACOL-9"/>
        <table:table-column table:default-cell-style-name="ACE-0x7fafd3e6f5e8" table:style-name="ACOL-10" table:number-columns-repeated="2"/>
        <table:table-column table:default-cell-style-name="ACE-0x7fafd3e704f0" table:style-name="ACOL-11"/>
        <table:table-column table:default-cell-style-name="ACE-0x7fafd3e704f0" table:style-name="ACOL-12"/>
        <table:table-column table:default-cell-style-name="ACE-0x7fafd3e6f5e8" table:style-name="ACOL-13"/>
        <table:table-column table:default-cell-style-name="ACE-0x7fafd3e6f5e8" table:style-name="ACOL-14"/>
        <table:table-column table:default-cell-style-name="ACE-0x7fafd3e6f5e8" table:style-name="ACOL-15"/>
        <table:table-column table:default-cell-style-name="ACE-0x7fafd3e6f5e8" table:style-name="ACOL-16"/>
        <table:table-column table:default-cell-style-name="ACE-0x7fafd3e704f0" table:style-name="ACOL-17"/>
        <table:table-column table:default-cell-style-name="ACE-0x7fafd3e6f5e8" table:style-name="ACOL-0" table:number-columns-repeated="111"/>
        <table:table-row table:style-name="AROW-2">
          <table:table-cell table:style-name="ACE-0x7fafd3e713f8" office:value-type="string">
            <text:p>User Name</text:p>
          </table:table-cell>
          <table:table-cell table:style-name="ACE-0x7fafd3e6f270" office:value-type="string">
            <text:p>Password</text:p>
          </table:table-cell>
          <table:table-cell table:style-name="ACE-0x7fafd3e720b0" office:value-type="string">
            <text:p>MenuProductName</text:p>
          </table:table-cell>
          <table:table-cell table:style-name="ACE-0x7fafd3e720b0" office:value-type="string">
            <text:p>Product List1</text:p>
          </table:table-cell>
          <table:table-cell table:style-name="ACE-0x7fafd3e720b0" office:value-type="string">
            <text:p>Product List2</text:p>
          </table:table-cell>
          <table:table-cell table:style-name="ACE-0x7fafd3e720b0" office:value-type="string">
            <text:p>SearchProduct1</text:p>
          </table:table-cell>
          <table:table-cell table:style-name="ACE-0x7fafd3e720b0" office:value-type="string">
            <text:p>SearchProduct2</text:p>
          </table:table-cell>
          <table:table-cell table:style-name="ACE-0x7fafd3e720b0" office:value-type="string">
            <text:p>Email_Address</text:p>
          </table:table-cell>
          <table:table-cell table:style-name="ACE-0x7fafd3e720b0" office:value-type="string">
            <text:p>First_Name</text:p>
          </table:table-cell>
          <table:table-cell table:style-name="ACE-0x7fafd3e720b0" office:value-type="string">
            <text:p>Last_Name</text:p>
          </table:table-cell>
          <table:table-cell table:style-name="ACE-0x7fafd3e71e60" office:value-type="string">
            <text:p>Pin_Code</text:p>
          </table:table-cell>
          <table:table-cell table:style-name="ACE-0x7fafd3e71e60" office:value-type="string">
            <text:p>Mobile_Number</text:p>
          </table:table-cell>
          <table:table-cell table:style-name="ACE-0x7fafd3e720b0" office:value-type="string">
            <text:p>Address</text:p>
          </table:table-cell>
          <table:table-cell table:style-name="ACE-0x7fafd3e720b0" office:value-type="string">
            <text:p>Address_2</text:p>
          </table:table-cell>
          <table:table-cell table:style-name="ACE-0x7fafd3e720b0" office:value-type="string">
            <text:p>City</text:p>
          </table:table-cell>
          <table:table-cell table:style-name="ACE-0x7fafd3e720b0" office:value-type="string">
            <text:p>SearchTextName</text:p>
          </table:table-cell>
          <table:table-cell table:style-name="ACE-0x7fafd3e70ab8" office:value-type="string">
            <text:p>prodQuantity</text:p>
          </table:table-cell>
          <table:table-cell table:number-columns-repeated="111" table:style-name="ACE-0x7fafd3e6f5e8"/>
        </table:table-row>
        <table:table-row table:style-name="AROW-2">
          <table:table-cell table:style-name="ACE-0x7fafd3e711a8" office:value-type="string">
            <text:p>testapiuser@shopclues.com</text:p>
          </table:table-cell>
          <table:table-cell table:style-name="ACE-0x7fafd3e71f88" office:value-type="string">
            <text:p>e10adc3949ba59abbe56e057f20f883e</text:p>
          </table:table-cell>
          <table:table-cell table:style-name="ACE-0x7fafd3e71f88" office:value-type="string">
            <text:p>Shop By Category</text:p>
          </table:table-cell>
          <table:table-cell table:style-name="ACE-0x7fafd3e71f88" office:value-type="string">
            <text:p>Shop By Category##Computers##Storage Devices##Pen Drive</text:p>
          </table:table-cell>
          <table:table-cell table:style-name="ACE-0x7fafd3e71f88" office:value-type="string">
            <text:p>Shop By Category##Computers##Storage Devices##Pen Drive</text:p>
          </table:table-cell>
          <table:table-cell table:style-name="ACE-0x7fafd3e71f88" office:value-type="string">
            <text:p>Sandisk Cruzer Switch 16GB</text:p>
          </table:table-cell>
          <table:table-cell table:style-name="ACE-0x7fafd3e71f88" office:value-type="string">
            <text:p>Sandisk Cruzer Switch 16GB</text:p>
          </table:table-cell>
          <table:table-cell table:style-name="ACE-0x7fafd3e71f88" office:value-type="string">
            <text:p>keshav.kashyap@crestechglobal.com</text:p>
          </table:table-cell>
          <table:table-cell table:style-name="ACE-0x7fafd3e71f88" office:value-type="string">
            <text:p>Keshav</text:p>
          </table:table-cell>
          <table:table-cell table:style-name="ACE-0x7fafd3e71d38" office:value-type="string">
            <text:p>Kashyap</text:p>
          </table:table-cell>
          <table:table-cell table:style-name="ACE-0x7fafd3e71898" office:value-type="float" office:value="110058">
            <text:p>110058</text:p>
          </table:table-cell>
          <table:table-cell table:style-name="ACE-0x7fafd3e70e30" office:value-type="float" office:value="8860357238">
            <text:p>8860357238</text:p>
          </table:table-cell>
          <table:table-cell table:style-name="ACE-0x7fafd3e71f88" office:value-type="string">
            <text:p>WB-143 (C), Shakarpur, </text:p>
          </table:table-cell>
          <table:table-cell table:style-name="ACE-0x7fafd3e71f88" office:value-type="string">
            <text:p>Near Laxmi Nagar , New Delhi</text:p>
          </table:table-cell>
          <table:table-cell table:style-name="ACE-0x7fafd3e71f88" office:value-type="string">
            <text:p>New Delhi</text:p>
          </table:table-cell>
          <table:table-cell table:style-name="ACE-0x7fafd3e71f88" office:value-type="string">
            <text:p>Sandisk Cruzer Switch 16GB 4PIC PACK</text:p>
          </table:table-cell>
          <table:table-cell table:style-name="ACE-0x7fafd3e70868" office:value-type="float" office:value="3">
            <text:p>3</text:p>
          </table:table-cell>
          <table:table-cell table:number-columns-repeated="2" table:style-name="ACE-0x7fafd3e6eef8"/>
          <table:table-cell table:number-columns-repeated="109" table:style-name="ACE-0x7fafd3e6f5e8"/>
        </table:table-row>
        <table:table-row table:style-name="AROW-4">
          <table:table-cell table:number-columns-repeated="4" table:style-name="ACE-0x7fafd3e6f5e8"/>
          <table:table-cell table:style-name="ACE-0x7fafd3e719c0"/>
          <table:table-cell table:number-columns-repeated="5" table:style-name="ACE-0x7fafd3e6f5e8"/>
          <table:table-cell table:number-columns-repeated="2" table:style-name="ACE-0x7fafd3e704f0"/>
          <table:table-cell table:number-columns-repeated="4" table:style-name="ACE-0x7fafd3e6f5e8"/>
          <table:table-cell table:style-name="ACE-0x7fafd3e704f0"/>
          <table:table-cell table:number-columns-repeated="111" table:style-name="ACE-0x7fafd3e6f5e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afd3e647e0" table:print="false">
        <office:forms form:automatic-focus="false" form:apply-design-mode="false">
          <form:form/>
        </office:forms>
        <table:table-column table:default-cell-style-name="ACE-0x7fafd3e70740" table:style-name="ACOL-3"/>
        <table:table-column table:default-cell-style-name="ACE-0x7fafd3e70740" table:style-name="ACOL-4" table:number-columns-repeated="2"/>
        <table:table-column table:default-cell-style-name="ACE-0x7fafd3e70740" table:style-name="ACOL-5"/>
        <table:table-column table:default-cell-style-name="ACE-0x7fafd3e70740" table:style-name="ACOL-6"/>
        <table:table-column table:default-cell-style-name="ACE-0x7fafd3e70740" table:style-name="ACOL-7"/>
        <table:table-column table:default-cell-style-name="ACE-0x7fafd3e70740" table:style-name="ACOL-8"/>
        <table:table-column table:default-cell-style-name="ACE-0x7fafd3e70740" table:style-name="ACOL-9"/>
        <table:table-column table:default-cell-style-name="ACE-0x7fafd3e70740" table:style-name="ACOL-10" table:number-columns-repeated="2"/>
        <table:table-column table:default-cell-style-name="ACE-0x7fafd464ce20" table:style-name="ACOL-11"/>
        <table:table-column table:default-cell-style-name="ACE-0x7fafd464ce20" table:style-name="ACOL-12"/>
        <table:table-column table:default-cell-style-name="ACE-0x7fafd3e70740" table:style-name="ACOL-13"/>
        <table:table-column table:default-cell-style-name="ACE-0x7fafd3e70740" table:style-name="ACOL-14"/>
        <table:table-column table:default-cell-style-name="ACE-0x7fafd3e70740" table:style-name="ACOL-15"/>
        <table:table-column table:default-cell-style-name="ACE-0x7fafd3e70740" table:style-name="ACOL-16"/>
        <table:table-column table:default-cell-style-name="ACE-0x7fafd464ce20" table:style-name="ACOL-17"/>
        <table:table-column table:default-cell-style-name="ACE-0x7fafd3e70740" table:style-name="ACOL-0" table:number-columns-repeated="111"/>
        <table:table-row table:style-name="AROW-2">
          <table:table-cell table:style-name="ACE-0x7fafd3e70f58" office:value-type="string">
            <text:p>User Name</text:p>
          </table:table-cell>
          <table:table-cell table:style-name="ACE-0x7fafd3e727a0" office:value-type="string">
            <text:p>Password</text:p>
          </table:table-cell>
          <table:table-cell table:style-name="ACE-0x7fafd464c858" office:value-type="string">
            <text:p>MenuProductName</text:p>
          </table:table-cell>
          <table:table-cell table:style-name="ACE-0x7fafd464c858" office:value-type="string">
            <text:p>Product List1</text:p>
          </table:table-cell>
          <table:table-cell table:style-name="ACE-0x7fafd464c858" office:value-type="string">
            <text:p>Product List2</text:p>
          </table:table-cell>
          <table:table-cell table:style-name="ACE-0x7fafd464c858" office:value-type="string">
            <text:p>SearchProduct1</text:p>
          </table:table-cell>
          <table:table-cell table:style-name="ACE-0x7fafd464c858" office:value-type="string">
            <text:p>SearchProduct2</text:p>
          </table:table-cell>
          <table:table-cell table:style-name="ACE-0x7fafd464c858" office:value-type="string">
            <text:p>Email_Address</text:p>
          </table:table-cell>
          <table:table-cell table:style-name="ACE-0x7fafd464c858" office:value-type="string">
            <text:p>First_Name</text:p>
          </table:table-cell>
          <table:table-cell table:style-name="ACE-0x7fafd464c858" office:value-type="string">
            <text:p>Last_Name</text:p>
          </table:table-cell>
          <table:table-cell table:style-name="ACE-0x7fafd464cbd0" office:value-type="string">
            <text:p>Pin_Code</text:p>
          </table:table-cell>
          <table:table-cell table:style-name="ACE-0x7fafd464cbd0" office:value-type="string">
            <text:p>Mobile_Number</text:p>
          </table:table-cell>
          <table:table-cell table:style-name="ACE-0x7fafd464c858" office:value-type="string">
            <text:p>Address</text:p>
          </table:table-cell>
          <table:table-cell table:style-name="ACE-0x7fafd464c858" office:value-type="string">
            <text:p>Address_2</text:p>
          </table:table-cell>
          <table:table-cell table:style-name="ACE-0x7fafd464c858" office:value-type="string">
            <text:p>City</text:p>
          </table:table-cell>
          <table:table-cell table:style-name="ACE-0x7fafd464c858" office:value-type="string">
            <text:p>SearchTextName</text:p>
          </table:table-cell>
          <table:table-cell table:style-name="ACE-0x7fafd464d070" office:value-type="string">
            <text:p>prodQuantity</text:p>
          </table:table-cell>
          <table:table-cell table:number-columns-repeated="111" table:style-name="ACE-0x7fafd3e70740"/>
        </table:table-row>
        <table:table-row table:style-name="AROW-2">
          <table:table-cell table:style-name="ACE-0x7fafd3e70be0" office:value-type="string">
            <text:p>testapiuser@shopclues.com</text:p>
          </table:table-cell>
          <table:table-cell table:style-name="ACE-0x7fafd464c980" office:value-type="string">
            <text:p>e10adc3949ba59abbe56e057f20f883e</text:p>
          </table:table-cell>
          <table:table-cell table:style-name="ACE-0x7fafd464c980" office:value-type="string">
            <text:p>Shop By Category</text:p>
          </table:table-cell>
          <table:table-cell table:style-name="ACE-0x7fafd464c980" office:value-type="string">
            <text:p>Shop By Category##Computers##Storage Devices##Pen Drive</text:p>
          </table:table-cell>
          <table:table-cell table:style-name="ACE-0x7fafd464c980" office:value-type="string">
            <text:p>Shop By Category##Computers##Storage Devices##Pen Drive</text:p>
          </table:table-cell>
          <table:table-cell table:style-name="ACE-0x7fafd464c980" office:value-type="string">
            <text:p>Sandisk Cruzer Switch 16GB</text:p>
          </table:table-cell>
          <table:table-cell table:style-name="ACE-0x7fafd464c980" office:value-type="string">
            <text:p>Sandisk Cruzer Switch 16GB</text:p>
          </table:table-cell>
          <table:table-cell table:style-name="ACE-0x7fafd464c980" office:value-type="string">
            <text:p>keshav.kashyap@crestechglobal.com</text:p>
          </table:table-cell>
          <table:table-cell table:style-name="ACE-0x7fafd464c980" office:value-type="string">
            <text:p>Keshav</text:p>
          </table:table-cell>
          <table:table-cell table:style-name="ACE-0x7fafd464caa8" office:value-type="string">
            <text:p>Kashyap</text:p>
          </table:table-cell>
          <table:table-cell table:style-name="ACE-0x7fafd464ccf8" office:value-type="float" office:value="110058">
            <text:p>110058</text:p>
          </table:table-cell>
          <table:table-cell table:style-name="ACE-0x7fafd464cf48" office:value-type="float" office:value="8860357238">
            <text:p>8860357238</text:p>
          </table:table-cell>
          <table:table-cell table:style-name="ACE-0x7fafd464c980" office:value-type="string">
            <text:p>WB-143 (C), Shakarpur, </text:p>
          </table:table-cell>
          <table:table-cell table:style-name="ACE-0x7fafd464c980" office:value-type="string">
            <text:p>Near Laxmi Nagar , New Delhi</text:p>
          </table:table-cell>
          <table:table-cell table:style-name="ACE-0x7fafd464c980" office:value-type="string">
            <text:p>New Delhi</text:p>
          </table:table-cell>
          <table:table-cell table:style-name="ACE-0x7fafd464c980" office:value-type="string">
            <text:p>Sandisk Cruzer Switch 16GB 4PIC PACK</text:p>
          </table:table-cell>
          <table:table-cell table:style-name="ACE-0x7fafd464d198" office:value-type="float" office:value="3">
            <text:p>3</text:p>
          </table:table-cell>
          <table:table-cell table:number-columns-repeated="2" table:style-name="ACE-0x7fafd464c730"/>
          <table:table-cell table:number-columns-repeated="109" table:style-name="ACE-0x7fafd3e70740"/>
        </table:table-row>
        <table:table-row table:style-name="AROW-4">
          <table:table-cell table:number-columns-repeated="4" table:style-name="ACE-0x7fafd3e70740"/>
          <table:table-cell table:style-name="ACE-0x7fafd464c608"/>
          <table:table-cell table:number-columns-repeated="5" table:style-name="ACE-0x7fafd3e70740"/>
          <table:table-cell table:number-columns-repeated="2" table:style-name="ACE-0x7fafd464ce20"/>
          <table:table-cell table:number-columns-repeated="4" table:style-name="ACE-0x7fafd3e70740"/>
          <table:table-cell table:style-name="ACE-0x7fafd464ce20"/>
          <table:table-cell table:number-columns-repeated="111" table:style-name="ACE-0x7fafd3e7074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afd3e649d0" table:print="false">
        <office:forms form:automatic-focus="false" form:apply-design-mode="false">
          <form:form/>
        </office:forms>
        <table:table-column table:default-cell-style-name="ACE-0x7fafd464d2c0" table:style-name="ACOL-3"/>
        <table:table-column table:default-cell-style-name="ACE-0x7fafd464d2c0" table:style-name="ACOL-4" table:number-columns-repeated="2"/>
        <table:table-column table:default-cell-style-name="ACE-0x7fafd464d2c0" table:style-name="ACOL-5"/>
        <table:table-column table:default-cell-style-name="ACE-0x7fafd464d2c0" table:style-name="ACOL-6"/>
        <table:table-column table:default-cell-style-name="ACE-0x7fafd464d2c0" table:style-name="ACOL-7"/>
        <table:table-column table:default-cell-style-name="ACE-0x7fafd464d2c0" table:style-name="ACOL-8"/>
        <table:table-column table:default-cell-style-name="ACE-0x7fafd464d2c0" table:style-name="ACOL-9"/>
        <table:table-column table:default-cell-style-name="ACE-0x7fafd464d2c0" table:style-name="ACOL-10" table:number-columns-repeated="2"/>
        <table:table-column table:default-cell-style-name="ACE-0x7fafd464df78" table:style-name="ACOL-11"/>
        <table:table-column table:default-cell-style-name="ACE-0x7fafd464df78" table:style-name="ACOL-12"/>
        <table:table-column table:default-cell-style-name="ACE-0x7fafd464d2c0" table:style-name="ACOL-13"/>
        <table:table-column table:default-cell-style-name="ACE-0x7fafd464d2c0" table:style-name="ACOL-14"/>
        <table:table-column table:default-cell-style-name="ACE-0x7fafd464d2c0" table:style-name="ACOL-15"/>
        <table:table-column table:default-cell-style-name="ACE-0x7fafd464d2c0" table:style-name="ACOL-16"/>
        <table:table-column table:default-cell-style-name="ACE-0x7fafd464df78" table:style-name="ACOL-17"/>
        <table:table-column table:default-cell-style-name="ACE-0x7fafd464d2c0" table:style-name="ACOL-0" table:number-columns-repeated="111"/>
        <table:table-row table:style-name="AROW-2">
          <table:table-cell table:style-name="ACE-0x7fafd464d3e8" office:value-type="string">
            <text:p>User Name</text:p>
          </table:table-cell>
          <table:table-cell table:style-name="ACE-0x7fafd464d638" office:value-type="string">
            <text:p>Password</text:p>
          </table:table-cell>
          <table:table-cell table:style-name="ACE-0x7fafd464d9b0" office:value-type="string">
            <text:p>MenuProductName</text:p>
          </table:table-cell>
          <table:table-cell table:style-name="ACE-0x7fafd464d9b0" office:value-type="string">
            <text:p>Product List1</text:p>
          </table:table-cell>
          <table:table-cell table:style-name="ACE-0x7fafd464d9b0" office:value-type="string">
            <text:p>Product List2</text:p>
          </table:table-cell>
          <table:table-cell table:style-name="ACE-0x7fafd464d9b0" office:value-type="string">
            <text:p>SearchProduct1</text:p>
          </table:table-cell>
          <table:table-cell table:style-name="ACE-0x7fafd464d9b0" office:value-type="string">
            <text:p>SearchProduct2</text:p>
          </table:table-cell>
          <table:table-cell table:style-name="ACE-0x7fafd464d9b0" office:value-type="string">
            <text:p>Email_Address</text:p>
          </table:table-cell>
          <table:table-cell table:style-name="ACE-0x7fafd464d9b0" office:value-type="string">
            <text:p>First_Name</text:p>
          </table:table-cell>
          <table:table-cell table:style-name="ACE-0x7fafd464d9b0" office:value-type="string">
            <text:p>Last_Name</text:p>
          </table:table-cell>
          <table:table-cell table:style-name="ACE-0x7fafd464dd28" office:value-type="string">
            <text:p>Pin_Code</text:p>
          </table:table-cell>
          <table:table-cell table:style-name="ACE-0x7fafd464dd28" office:value-type="string">
            <text:p>Mobile_Number</text:p>
          </table:table-cell>
          <table:table-cell table:style-name="ACE-0x7fafd464d9b0" office:value-type="string">
            <text:p>Address</text:p>
          </table:table-cell>
          <table:table-cell table:style-name="ACE-0x7fafd464d9b0" office:value-type="string">
            <text:p>Address_2</text:p>
          </table:table-cell>
          <table:table-cell table:style-name="ACE-0x7fafd464d9b0" office:value-type="string">
            <text:p>City</text:p>
          </table:table-cell>
          <table:table-cell table:style-name="ACE-0x7fafd464d9b0" office:value-type="string">
            <text:p>SearchTextName</text:p>
          </table:table-cell>
          <table:table-cell table:style-name="ACE-0x7fafd464e1c8" office:value-type="string">
            <text:p>prodQuantity</text:p>
          </table:table-cell>
          <table:table-cell table:number-columns-repeated="111" table:style-name="ACE-0x7fafd464d2c0"/>
        </table:table-row>
        <table:table-row table:style-name="AROW-2">
          <table:table-cell table:style-name="ACE-0x7fafd464d510" office:value-type="string">
            <text:p>testapiuser@shopclues.com</text:p>
          </table:table-cell>
          <table:table-cell table:style-name="ACE-0x7fafd464dad8" office:value-type="string">
            <text:p>e10adc3949ba59abbe56e057f20f883e</text:p>
          </table:table-cell>
          <table:table-cell table:style-name="ACE-0x7fafd464dad8" office:value-type="string">
            <text:p>Shop By Category</text:p>
          </table:table-cell>
          <table:table-cell table:style-name="ACE-0x7fafd464dad8" office:value-type="string">
            <text:p>Shop By Category##Computers##Storage Devices##Pen Drive</text:p>
          </table:table-cell>
          <table:table-cell table:style-name="ACE-0x7fafd464dad8" office:value-type="string">
            <text:p>Shop By Category##Computers##Storage Devices##Pen Drive</text:p>
          </table:table-cell>
          <table:table-cell table:style-name="ACE-0x7fafd464dad8" office:value-type="string">
            <text:p>Sandisk Cruzer Switch 16GB</text:p>
          </table:table-cell>
          <table:table-cell table:style-name="ACE-0x7fafd464dad8" office:value-type="string">
            <text:p>Sandisk Cruzer Switch 16GB</text:p>
          </table:table-cell>
          <table:table-cell table:style-name="ACE-0x7fafd464dad8" office:value-type="string">
            <text:p>keshav.kashyap@crestechglobal.com</text:p>
          </table:table-cell>
          <table:table-cell table:style-name="ACE-0x7fafd464dad8" office:value-type="string">
            <text:p>Keshav</text:p>
          </table:table-cell>
          <table:table-cell table:style-name="ACE-0x7fafd464dc00" office:value-type="string">
            <text:p>Kashyap</text:p>
          </table:table-cell>
          <table:table-cell table:style-name="ACE-0x7fafd464de50" office:value-type="float" office:value="110058">
            <text:p>110058</text:p>
          </table:table-cell>
          <table:table-cell table:style-name="ACE-0x7fafd464e0a0" office:value-type="float" office:value="8860357238">
            <text:p>8860357238</text:p>
          </table:table-cell>
          <table:table-cell table:style-name="ACE-0x7fafd464dad8" office:value-type="string">
            <text:p>WB-143 (C), Shakarpur, </text:p>
          </table:table-cell>
          <table:table-cell table:style-name="ACE-0x7fafd464dad8" office:value-type="string">
            <text:p>Near Laxmi Nagar , New Delhi</text:p>
          </table:table-cell>
          <table:table-cell table:style-name="ACE-0x7fafd464dad8" office:value-type="string">
            <text:p>New Delhi</text:p>
          </table:table-cell>
          <table:table-cell table:style-name="ACE-0x7fafd464dad8" office:value-type="string">
            <text:p>Sandisk Cruzer Switch 16GB 4PIC PACK</text:p>
          </table:table-cell>
          <table:table-cell table:style-name="ACE-0x7fafd464e2f0" office:value-type="float" office:value="3">
            <text:p>3</text:p>
          </table:table-cell>
          <table:table-cell table:number-columns-repeated="2" table:style-name="ACE-0x7fafd464d888"/>
          <table:table-cell table:number-columns-repeated="109" table:style-name="ACE-0x7fafd464d2c0"/>
        </table:table-row>
        <table:table-row table:style-name="AROW-4">
          <table:table-cell table:number-columns-repeated="4" table:style-name="ACE-0x7fafd464d2c0"/>
          <table:table-cell table:style-name="ACE-0x7fafd464d760"/>
          <table:table-cell table:number-columns-repeated="5" table:style-name="ACE-0x7fafd464d2c0"/>
          <table:table-cell table:number-columns-repeated="2" table:style-name="ACE-0x7fafd464df78"/>
          <table:table-cell table:number-columns-repeated="4" table:style-name="ACE-0x7fafd464d2c0"/>
          <table:table-cell table:style-name="ACE-0x7fafd464df78"/>
          <table:table-cell table:number-columns-repeated="111" table:style-name="ACE-0x7fafd464d2c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fd3e235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d3e94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d45b46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d4605a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d45f83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fd468cd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afd3e64020" style:display-name="TestCase" style:page-layout-name="pl-0x7fafd3e235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d3e64210" style:display-name="MQA1_TestData" style:page-layout-name="pl-0x7fafd3e94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d3e64400" style:display-name="MQA2_TestData" style:page-layout-name="pl-0x7fafd45b46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d3e645f0" style:display-name="MQA3_TestData" style:page-layout-name="pl-0x7fafd4605a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d3e647e0" style:display-name="MQA4_TestData" style:page-layout-name="pl-0x7fafd45f83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fd3e649d0" style:display-name="MQA5_TestData" style:page-layout-name="pl-0x7fafd468cd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52:39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